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iri" svg:font-family="Amiri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f segoe-ui normal" svg:font-family="'wf segoe-ui normal'" style:font-family-generic="system"/>
  </office:font-face-decls>
  <office:automatic-styles>
    <style:style style:name="P1" style:family="paragraph" style:parent-style-name="Standard">
      <style:text-properties fo:color="#212121" loext:opacity="100%" style:font-name="wf segoe-ui normal" fo:font-size="9.5pt" style:font-size-asian="9.5pt"/>
    </style:style>
    <style:style style:name="P2" style:family="paragraph" style:parent-style-name="Standard">
      <style:text-properties fo:color="#212121" loext:opacity="100%" style:font-name="wf segoe-ui normal" fo:font-size="9.5pt" style:font-size-asian="9.5pt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officeooo:rsid="00095b2c" officeooo:paragraph-rsid="00095b2c"/>
    </style:style>
    <style:style style:name="T1" style:family="text">
      <style:text-properties fo:color="#212121" loext:opacity="100%" style:font-name="wf segoe-ui normal" fo:font-size="9.5pt" style:font-size-asian="9.5pt"/>
    </style:style>
    <style:style style:name="T2" style:family="text">
      <style:text-properties fo:color="#c9211e" loext:opacity="100%" style:font-name="wf segoe-ui normal" fo:font-size="9.5pt" style:font-size-asian="9.5pt"/>
    </style:style>
    <style:style style:name="T3" style:family="text">
      <style:text-properties fo:color="#00a933" loext:opacity="100%" style:font-name="wf segoe-ui normal" fo:font-size="9.5pt" style:font-size-asian="9.5pt"/>
    </style:style>
    <style:style style:name="T4" style:family="text">
      <style:text-properties fo:font-variant="normal" fo:text-transform="none" fo:color="#f6f6f4" loext:opacity="100%" style:font-name="Droid Sans Mono" fo:font-size="10.5pt" fo:letter-spacing="normal" fo:font-style="normal" fo:font-weight="normal"/>
    </style:style>
    <style:style style:name="T5" style:family="text">
      <style:text-properties fo:font-variant="normal" fo:text-transform="none" fo:color="#f6f6f4" loext:opacity="100%" fo:letter-spacing="normal"/>
    </style:style>
    <style:style style:name="T6" style:family="text">
      <style:text-properties fo:font-variant="normal" fo:text-transform="none" fo:color="#f6f6f4" loext:opacity="100%" fo:font-size="10.5pt" fo:letter-spacing="normal" fo:font-style="normal" fo:font-weight="normal"/>
    </style:style>
    <style:style style:name="T7" style:family="text">
      <style:text-properties fo:font-variant="normal" fo:text-transform="none" fo:color="#f6f6f4" loext:opacity="100%" style:font-name="Amiri" fo:font-size="10.5pt" fo:letter-spacing="normal" fo:font-style="normal" fo:font-weight="normal"/>
    </style:style>
    <style:style style:name="T8" style:family="text">
      <style:text-properties fo:font-variant="normal" fo:text-transform="none" fo:color="#f6f6f4" loext:opacity="100%" style:font-name="Amiri" fo:letter-spacing="normal"/>
    </style:style>
    <style:style style:name="T9" style:family="text">
      <style:text-properties fo:font-variant="normal" fo:text-transform="none" fo:color="#f6f6f4" loext:opacity="100%" style:font-name="Amiri" fo:letter-spacing="normal" fo:font-style="normal" fo:font-weight="normal"/>
    </style:style>
    <style:style style:name="T10" style:family="text">
      <style:text-properties fo:font-variant="normal" fo:text-transform="none" fo:color="#f6f6f4" loext:opacity="100%" style:font-name="Amiri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f6f6f4" loext:opacity="100%" style:font-name="Amiri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f6f6f4" loext:opacity="100%" style:font-name="Amiri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f6f6f4" loext:opacity="100%" style:font-name="Amiri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f6f6f4" loext:opacity="100%" style:font-name="Amiri" fo:font-size="12pt" fo:letter-spacing="normal" style:font-size-asian="12pt" style:font-size-complex="12pt"/>
    </style:style>
    <style:style style:name="T15" style:family="text">
      <style:text-properties fo:font-variant="normal" fo:text-transform="none" fo:color="#f6f6f4" loext:opacity="100%" style:font-name="Amiri" fo:font-size="12pt" fo:letter-spacing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f6f6f4" loext:opacity="100%" style:font-name="Amiri" fo:font-size="12pt" fo:letter-spacing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font-name="Droid Sans Mono" fo:font-size="10.5pt" fo:letter-spacing="normal" fo:font-style="normal" fo:font-weight="normal"/>
    </style:style>
    <style:style style:name="T18" style:family="text">
      <style:text-properties fo:font-variant="normal" fo:text-transform="none" fo:font-size="10.5pt" fo:letter-spacing="normal" fo:font-style="normal" fo:font-weight="normal"/>
    </style:style>
    <style:style style:name="T19" style:family="text">
      <style:text-properties fo:font-variant="normal" fo:text-transform="none" style:font-name="Amiri" fo:font-size="10.5pt" fo:letter-spacing="normal" fo:font-style="normal" fo:font-weight="normal"/>
    </style:style>
    <style:style style:name="T20" style:family="text">
      <style:text-properties fo:font-variant="normal" fo:text-transform="none" style:font-name="Amiri" fo:letter-spacing="normal" fo:font-style="normal" fo:font-weight="normal"/>
    </style:style>
    <style:style style:name="T21" style:family="text">
      <style:text-properties fo:font-variant="normal" fo:text-transform="none" style:font-name="Amiri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style:font-name="Amiri" fo:font-size="12pt" fo:letter-spacing="normal" fo:font-style="normal" fo:font-weight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style:font-name="Amiri" fo:font-size="12pt" fo:letter-spacing="normal" fo:font-style="normal" style:font-size-asian="12pt" style:font-size-complex="12pt"/>
    </style:style>
    <style:style style:name="T24" style:family="text">
      <style:text-properties fo:font-variant="normal" fo:text-transform="none" style:font-name="Amiri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style:font-name="Amiri" fo:font-size="12pt" fo:letter-spacing="normal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c9211e" loext:opacity="100%" style:font-name="Amiri" fo:font-size="12pt" fo:letter-spacing="normal" fo:font-style="normal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c9211e" loext:opacity="100%" style:font-name="Amiri" fo:font-size="12pt" fo:letter-spacing="normal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font-name="Amiri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font-name="Amiri" fo:font-size="12pt" fo:letter-spacing="normal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Default_20_Paragraph_20_Font"><text:span text:style-name="T1">CUDA_VISIBLE_DEVICES=0 trAIce img2swc -ip   /mnt/archive/archive/siegegrp/AlVe/MORPHOMICS2.0_MICROGLIA_BRAIN_ATLAS/chunk_images/</text:span></text:span><text:span text:style-name="Default_20_Paragraph_20_Font"><text:span text:style-name="T2">glass_slide</text:span></text:span><text:span text:style-name="Default_20_Paragraph_20_Font"><text:span text:style-name="T1">/</text:span></text:span><text:span text:style-name="Default_20_Paragraph_20_Font"><text:span text:style-name="T2">tif_filename </text:span></text:span><text:span text:style-name="Default_20_Paragraph_20_Font"><text:span text:style-name="T1">-wss "(128, 128, 16)" -wsb "(128, 128, 16)" -spd </text:span></text:span><text:span text:style-name="Default_20_Paragraph_20_Font"><text:span text:style-name="T3">/mnt/archive/archive/siegegrp/AlVe/MORPHOMICS2.0_MICROGLIA_BRAIN_ATLAS/traced_microglia </text:span></text:span><text:span text:style-name="Default_20_Paragraph_20_Font"><text:span text:style-name="T1">-mp ./ -spsl ./ -nw 1 -bsp ./</text:span></text:span></text:p>
      <text:p text:style-name="P1"/>
      <text:p text:style-name="Standard"/>
      <text:p text:style-name="P4">Updated command:</text:p>
      <text:p text:style-name="P4"/>
      <text:p text:style-name="P4"><text:span text:style-name="T28">CUDA_VISIBLE_DEVICES=0 trAIce img2swc -ip </text:span><text:span text:style-name="T28">/mnt/archive/archive/siegegrp/AlVe/MORPHOMICS2.0_MICROGLIA_BRAIN_ATLAS/chunk_images/age/sex/animal/slide/microglia_Age_age_Sex_sex_animal_slide_seq_3_chunk_1_over_5_x__-37461_-27220__y__25669_35929__.tif</text:span><text:span text:style-name="T29"> </text:span><text:span text:style-name="T28">-wss "(128, 128, 16)" -wsb "(128, 128, 16)" -tp "(0.3, 0.3, 1.0)" -spd </text:span><text:span text:style-name="T28">/mnt/archive/archive/siegegrp/AlVe/MORPHOMICS2.0_MICROGLIA_BRAIN_ATLAS/traced_microglia/animal/sex/animal/slide/microglia_Age_age_sex_animal_slide_seq_3_chunk_1_over_5_x__-37461_-27220__y__25669_35929__.tif</text:span><text:span text:style-name="T29"> </text:span><text:span text:style-name="T28">-mp </text:span><text:span text:style-name="T28">./</text:span><text:span text:style-name="T29"> </text:span><text:span text:style-name="T28">-spsl </text:span><text:span text:style-name="T28">./</text:span><text:span text:style-name="T29"> </text:span><text:span text:style-name="T28">-nw 1 -bsp </text:span><text:span text:style-name="T28">.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iri" svg:font-family="Amiri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f segoe-ui normal" svg:font-family="'wf segoe-ui normal'" style:font-family-generic="system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1-14T13:48:00Z</meta:creation-date>
    <dc:date>2025-01-28T14:21:34.106988879</dc:date>
    <meta:editing-cycles>4</meta:editing-cycles>
    <meta:editing-duration>PT1H17M28S</meta:editing-duration>
    <meta:document-statistic meta:table-count="0" meta:image-count="0" meta:object-count="0" meta:page-count="1" meta:paragraph-count="3" meta:word-count="52" meta:character-count="888" meta:non-whitespace-character-count="837"/>
    <meta:template xlink:type="simple" xlink:actuate="onRequest" xlink:title="" xlink:href="Normal"/>
  </office:meta>
</office:document-meta>
</file>